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652df" officeooo:paragraph-rsid="001652df" style:font-size-asian="11.3500003814697pt" style:font-size-complex="13pt"/>
    </style:style>
    <style:style style:name="P2" style:family="paragraph" style:parent-style-name="Standard" style:list-style-name="L2">
      <style:text-properties fo:font-size="13pt" officeooo:rsid="001652df" officeooo:paragraph-rsid="001652df" style:font-size-asian="11.3500003814697pt" style:font-size-complex="13pt"/>
    </style:style>
    <style:style style:name="P3" style:family="paragraph" style:parent-style-name="Standard">
      <style:text-properties fo:font-size="13pt" officeooo:rsid="0017ae72" officeooo:paragraph-rsid="0017ae72" style:font-size-asian="11.3500003814697pt" style:font-size-complex="13pt"/>
    </style:style>
    <style:style style:name="P4" style:family="paragraph" style:parent-style-name="Standard" style:list-style-name="L3">
      <style:text-properties fo:font-size="13pt" officeooo:rsid="0017ae72" officeooo:paragraph-rsid="0017ae72" style:font-size-asian="11.3500003814697pt" style:font-size-complex="13pt"/>
    </style:style>
    <style:style style:name="P5" style:family="paragraph" style:parent-style-name="Standard" style:list-style-name="L6">
      <style:text-properties fo:font-size="13pt" officeooo:rsid="0017ae72" officeooo:paragraph-rsid="0017ae72" style:font-size-asian="11.3500003814697pt" style:font-size-complex="13pt"/>
    </style:style>
    <style:style style:name="P6" style:family="paragraph" style:parent-style-name="Standard" style:list-style-name="L6">
      <style:text-properties fo:font-size="13pt" officeooo:rsid="00192a89" officeooo:paragraph-rsid="00192a89" style:font-size-asian="11.3500003814697pt" style:font-size-complex="13pt"/>
    </style:style>
    <style:style style:name="P7" style:family="paragraph" style:parent-style-name="Standard" style:list-style-name="L7">
      <style:text-properties fo:font-size="13pt" officeooo:rsid="00192a89" officeooo:paragraph-rsid="00192a89" style:font-size-asian="11.3500003814697pt" style:font-size-complex="13pt"/>
    </style:style>
    <style:style style:name="P8" style:family="paragraph" style:parent-style-name="Standard">
      <style:text-properties officeooo:paragraph-rsid="0017ae72"/>
    </style:style>
    <style:style style:name="P9" style:family="paragraph" style:parent-style-name="Standard">
      <style:text-properties fo:font-size="16pt" officeooo:rsid="0017ae72" officeooo:paragraph-rsid="0017ae72" style:font-size-asian="14pt" style:font-size-complex="16pt"/>
    </style:style>
    <style:style style:name="P10" style:family="paragraph" style:parent-style-name="Standard" style:list-style-name="L2">
      <style:text-properties officeooo:paragraph-rsid="0017ae72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652df" style:font-size-asian="14pt" style:font-size-complex="16pt"/>
    </style:style>
    <style:style style:name="T3" style:family="text">
      <style:text-properties fo:font-size="22pt" officeooo:rsid="001652df" style:font-size-asian="22pt" style:font-size-complex="22pt"/>
    </style:style>
    <style:style style:name="T4" style:family="text">
      <style:text-properties fo:font-size="13pt" officeooo:rsid="001652df" style:font-size-asian="11.3500003814697pt" style:font-size-complex="13pt"/>
    </style:style>
    <style:style style:name="T5" style:family="text">
      <style:text-properties fo:font-size="13pt" officeooo:rsid="0017ae72" style:font-size-asian="11.3500003814697pt" style:font-size-complex="13pt"/>
    </style:style>
    <style:style style:name="T6" style:family="text">
      <style:text-properties officeooo:rsid="00192a89"/>
    </style:style>
    <style:style style:name="T7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cm" fo:text-indent="-0.635cm" fo:margin-left="2.0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3">WELCOME TO THE QUIZ !!!</text:span></text:p>
      <text:p text:style-name="Standard"><text:span text:style-name="T2"/></text:p>
      <text:p text:style-name="P1"><text:span text:style-name="T1">INTERFACE:</text:span></text:p>
      <text:p text:style-name="P1"/>
      <text:list xml:id="list1081271025" text:style-name="L2">
        <text:list-item>
          <text:p text:style-name="P2">No: of questions will be given which is to be answered by the player . </text:p>
        </text:list-item>
        <text:list-item>
          <text:p text:style-name="P2">First player to reach a score of 5 points will be declared as winner .</text:p>
        </text:list-item>
        <text:list-item>
          <text:p text:style-name="P2">When a question is asked there will be a buzzer that you need to press in 10sec which means <text:s/>that if you want to answer the question you need to press “y” and press enter .</text:p>
        </text:list-item>
        <text:list-item>
          <text:p text:style-name="P10"><text:span text:style-name="T4">You will be given a chance to answer the question if you press the buzzer in less than 10sec .. correct answer will give +1 , but incorrect will give -0.5 ... if u dont press the buzzer than no marks will be deducted or adde</text:span><text:span text:style-name="T5">d .</text:span></text:p>
        </text:list-item>
        <text:list-item>
          <text:p text:style-name="P10"><text:span text:style-name="T5">If any player answers the question then after answering scores will be shown of all players on host screen </text:span><text:span text:style-name="T4"><text:s/></text:span></text:p>
        </text:list-item>
      </text:list>
      <text:p text:style-name="P8"><text:span text:style-name="T4"/></text:p>
      <text:p text:style-name="P9">HOW TO RUN THE QUIZ :</text:p>
      <text:p text:style-name="P9"/>
      <text:list xml:id="list1474331499" text:style-name="L3">
        <text:list-item>
          <text:p text:style-name="P4">First of all you need to install a python3 compiler .</text:p>
        </text:list-item>
        <text:list-item>
          <text:p text:style-name="P4">Open the terminal and write “python3 host.py” . This will open the server side from where quiz will run .</text:p>
        </text:list-item>
        <text:list-item>
          <text:p text:style-name="P4">It will be asked that how many players are playing . So fill the no: of players eg. 2 or 3 etc.</text:p>
        </text:list-item>
        <text:list-item>
          <text:p text:style-name="P4">Now server will be waiting for the players so for players to join , open that no: of new terminals and run “python3 client.py” . This will open the client(player) side from where player will answer the question . </text:p>
        </text:list-item>
      </text:list>
      <text:p text:style-name="P3"/>
      <text:p text:style-name="P9">DESCRIPTION:</text:p>
      <text:p text:style-name="P9"/>
      <text:list xml:id="list2196689043" text:style-name="L6">
        <text:list-item>
          <text:p text:style-name="P5">This is based on a multiple client server program <text:span text:style-name="T6">and code in written in python . </text:span></text:p>
        </text:list-item>
        <text:list-item>
          <text:p text:style-name="P6">We will bind to a port and connection will be established between client and server . </text:p>
        </text:list-item>
        <text:list-item>
          <text:p text:style-name="P6">All the details of code are written as comments in itself the code file . </text:p>
        </text:list-item>
        <text:list-item>
          <text:p text:style-name="P6">One issue is that once a file is opened in terminal it will tell you on which port it is running , but if it fails to bind the socket then it will try the another port which will appear on the server side . Then you need to change the port no: in client side in this way :</text:p>
          <text:list>
            <text:list-item>
              <text:p text:style-name="P6">Open client.py </text:p>
            </text:list-item>
            <text:list-item>
              <text:p text:style-name="P6">go to 6<text:span text:style-name="T7">th</text:span> line i.e. : client.connect((socket.gethostname() , 9999)) <text:s/></text:p>
            </text:list-item>
            <text:list-item>
              <text:p text:style-name="P6">initially it will connect to port no: 9999 </text:p>
            </text:list-item>
            <text:list-item>
              <text:p text:style-name="P6">but if it fails then change port no: (i.e. 9999) to new port no: which will be shown on <text:s/>server screen .</text:p>
            </text:list-item>
          </text:list>
        </text:list-item>
        <text:list-item>
          <text:p text:style-name="P6">There will a file named “question.txt” from which questions will be asked in a random manner (it should not be disclosed to players). </text:p>
        </text:list-item>
      </text:list>
      <text:p text:style-name="P9"/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38:07.010539853</meta:creation-date>
    <dc:date>2020-04-06T16:08:52.954833642</dc:date>
    <meta:editing-duration>PT8M54S</meta:editing-duration>
    <meta:editing-cycles>1</meta:editing-cycles>
    <meta:document-statistic meta:table-count="0" meta:image-count="0" meta:object-count="0" meta:page-count="1" meta:paragraph-count="22" meta:word-count="426" meta:character-count="2080" meta:non-whitespace-character-count="1677"/>
    <meta:generator>LibreOffice/6.0.7.3$Linux_X86_64 LibreOffice_project/00m0$Build-3</meta:generator>
  </office:meta>
</office:document-meta>
</file>